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adornments="Standard"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style>
    <style:style style:name="P7" style:family="paragraph" style:parent-style-name="Heading_20_1">
      <style:paragraph-properties fo:text-align="end" style:justify-single-word="false"/>
      <style:text-properties fo:color="#0066cc"/>
    </style:style>
    <style:style style:name="P8" style:family="paragraph" style:parent-style-name="Heading_20_1">
      <style:text-properties fo:color="#0066cc"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Arial2" style:font-name-asian="Arial2" style:font-name-complex="Arial2"/>
    </style:style>
    <style:style style:name="T6" style:family="text">
      <style:text-properties fo:color="#0066cc" fo:font-size="14pt" style:font-size-asian="14pt" style:font-size-complex="14pt"/>
    </style:style>
  </office:automatic-styles>
  <office:body>
    <office:text text:use-soft-page-breaks="true">
      <office:forms form:automatic-focus="false" form:apply-design-mode="false"/>
      <text:tracked-changes>
        <text:changed-region xml:id="ct73843360" text:id="ct73843360">
          <text:insertion>
            <office:change-info>
              <dc:creator>Unbekannter Autor</dc:creator>
              <dc:date>2014-01-17T09:02:00</dc:date>
            </office:change-info>
          </text:insertion>
        </text:changed-region>
        <text:changed-region xml:id="ct73726000" text:id="ct73726000">
          <text:insertion>
            <office:change-info>
              <dc:creator>Unbekannter Autor</dc:creator>
              <dc:date>2014-01-17T09:03:00</dc:date>
            </office:change-info>
          </text:insertion>
        </text:changed-region>
        <text:changed-region xml:id="ct73742944" text:id="ct73742944">
          <text:insertion>
            <office:change-info>
              <dc:creator>Unbekannter Autor</dc:creator>
              <dc:date>2014-01-17T09:04:00</dc:date>
            </office:change-info>
          </text:insertion>
        </text:changed-region>
        <text:changed-region xml:id="ct74508400" text:id="ct74508400">
          <text:insertion>
            <office:change-info>
              <dc:creator>Unbekannter Autor</dc:creator>
              <dc:date>2014-01-17T09:36:00</dc:date>
            </office:change-info>
          </text:insertion>
        </text:changed-region>
        <text:changed-region xml:id="ct73929648" text:id="ct73929648">
          <text:deletion>
            <office:change-info>
              <dc:creator>Unbekannter Autor</dc:creator>
              <dc:date>2014-01-17T09:36:00</dc:date>
            </office:change-info>
            <text:p text:style-name="P1">Ende vergangenen Jahres</text:p>
          </text:deletion>
        </text:changed-region>
        <text:changed-region xml:id="ct73721696" text:id="ct73721696">
          <text:deletion>
            <office:change-info>
              <dc:creator>Unbekannter Autor</dc:creator>
              <dc:date>2014-01-17T09:04:00</dc:date>
            </office:change-info>
            <text:p text:style-name="P1">trafen sich </text:p>
          </text:deletion>
        </text:changed-region>
        <text:changed-region xml:id="ct74119536" text:id="ct74119536">
          <text:deletion>
            <office:change-info>
              <dc:creator>Unbekannter Autor</dc:creator>
              <dc:date>2014-01-17T09:03:00</dc:date>
            </office:change-info>
            <text:p text:style-name="P1">der Vorstand des sidux e.V.</text:p>
          </text:deletion>
        </text:changed-region>
        <text:changed-region xml:id="ct73710560" text:id="ct73710560">
          <text:insertion>
            <office:change-info>
              <dc:creator>Unbekannter Autor</dc:creator>
              <dc:date>2014-01-17T09:04:00</dc:date>
            </office:change-info>
          </text:insertion>
        </text:changed-region>
        <text:changed-region xml:id="ct73875904" text:id="ct73875904">
          <text:insertion>
            <office:change-info>
              <dc:creator>Unbekannter Autor</dc:creator>
              <dc:date>2014-01-17T09:11:00</dc:date>
            </office:change-info>
          </text:insertion>
        </text:changed-region>
        <text:changed-region xml:id="ct73719920" text:id="ct73719920">
          <text:deletion>
            <office:change-info>
              <dc:creator>Unbekannter Autor</dc:creator>
              <dc:date>2014-01-17T09:04:00</dc:date>
            </office:change-info>
            <text:p text:style-name="P1">in dem Gespräch </text:p>
          </text:deletion>
        </text:changed-region>
        <text:changed-region xml:id="ct74019904" text:id="ct74019904">
          <text:insertion>
            <office:change-info>
              <dc:creator>Unbekannter Autor</dc:creator>
              <dc:date>2014-01-17T09:05:00</dc:date>
            </office:change-info>
          </text:insertion>
        </text:changed-region>
        <text:changed-region xml:id="ct73720240" text:id="ct73720240">
          <text:insertion>
            <office:change-info>
              <dc:creator>Unbekannter Autor</dc:creator>
              <dc:date>2014-01-17T09:05:00</dc:date>
            </office:change-info>
          </text:insertion>
        </text:changed-region>
        <text:changed-region xml:id="ct73730368" text:id="ct73730368">
          <text:deletion>
            <office:change-info>
              <dc:creator>Unbekannter Autor</dc:creator>
              <dc:date>2014-01-17T09:05:00</dc:date>
            </office:change-info>
            <text:p text:style-name="P1"><text:s/></text:p>
          </text:deletion>
        </text:changed-region>
        <text:changed-region xml:id="ct73632000" text:id="ct73632000">
          <text:deletion>
            <office:change-info>
              <dc:creator>Unbekannter Autor</dc:creator>
              <dc:date>2014-01-17T09:05:00</dc:date>
            </office:change-info>
            <text:p text:style-name="P1">ganz </text:p>
          </text:deletion>
        </text:changed-region>
        <text:changed-region xml:id="ct72591520" text:id="ct72591520">
          <text:deletion>
            <office:change-info>
              <dc:creator>Unbekannter Autor</dc:creator>
              <dc:date>2014-01-17T09:26:00</dc:date>
            </office:change-info>
            <text:p text:style-name="P1">allge­mein </text:p>
          </text:deletion>
        </text:changed-region>
        <text:changed-region xml:id="ct73552240" text:id="ct73552240">
          <text:insertion>
            <office:change-info>
              <dc:creator>Unbekannter Autor</dc:creator>
              <dc:date>2014-01-17T09:26:00</dc:date>
            </office:change-info>
          </text:insertion>
        </text:changed-region>
        <text:changed-region xml:id="ct55323904" text:id="ct55323904">
          <text:insertion>
            <office:change-info>
              <dc:creator>Unbekannter Autor</dc:creator>
              <dc:date>2014-01-17T09:37:00</dc:date>
            </office:change-info>
          </text:insertion>
        </text:changed-region>
        <text:changed-region xml:id="ct74354144" text:id="ct74354144">
          <text:deletion>
            <office:change-info>
              <dc:creator>Unbekannter Autor</dc:creator>
              <dc:date>2014-01-17T09:37:00</dc:date>
            </office:change-info>
            <text:p text:style-name="P1">und</text:p>
          </text:deletion>
        </text:changed-region>
        <text:changed-region xml:id="ct73553248" text:id="ct73553248">
          <text:deletion>
            <office:change-info>
              <dc:creator>Unbekannter Autor</dc:creator>
              <dc:date>2014-01-17T09:26:00</dc:date>
            </office:change-info>
            <text:p text:style-name="P1">Die Gesprächspartner waren sich schnell einig und konnten bereits erste praktische Maß­nahme der Zusammenarbeit vereinbaren</text:p>
          </text:deletion>
        </text:changed-region>
        <text:changed-region xml:id="ct73975376" text:id="ct73975376">
          <text:deletion>
            <office:change-info>
              <dc:creator>Unbekannter Autor</dc:creator>
              <dc:date>2014-01-17T09:02:00</dc:date>
            </office:change-info>
            <text:p text:style-name="P1">Der sidux e.V. wird dem PrOOo-Box-Projekt künftig eine technische Infrastruktur zur Verfügung stellen und bei der Vereinnahmung und Verwaltung der Spendengelder für das PrOOo-Box-Projekt behilflich sein. Die Partner wer­den sich daneben wechselseitig bei Messeauftritten sowie der Öffentlichkeitsarbeit unter­stützen.</text:p>
          </text:deletion>
        </text:changed-region>
        <text:changed-region xml:id="ct73746576" text:id="ct73746576">
          <text:deletion>
            <office:change-info>
              <dc:creator>Unbekannter Autor</dc:creator>
              <dc:date>2014-01-17T09:03:00</dc:date>
            </office:change-info>
            <text:p text:style-name="P1">Karlheinz Heidemeyer, Vorsitzender des sidux e.V. erklärte anlässlich der Kooperations­vereinbarung: Wir freuen uns, mit unseren Partnern die Verbreitung eines weltweit be­kannten und eingesetzten Open Source Projekt fördern zu können. Apache OpenOffice ist die führende Office Suite im Open Source Bereich und das PrOOo-Box-Projekt wird sei­nen Teil zur weiteren Verbreitung dieser ausgereiften und stabilen Software leisten.</text:p>
          </text:deletion>
        </text:changed-region>
        <text:changed-region xml:id="ct74102448" text:id="ct74102448">
          <text:insertion>
            <office:change-info>
              <dc:creator>Unbekannter Autor</dc:creator>
              <dc:date>2014-01-17T09:37:00</dc:date>
            </office:change-info>
          </text:insertion>
        </text:changed-region>
        <text:changed-region xml:id="ct74696944" text:id="ct74696944">
          <text:deletion>
            <office:change-info>
              <dc:creator>Unbekannter Autor</dc:creator>
              <dc:date>2014-01-17T09:37:00</dc:date>
            </office:change-info>
            <text:p text:style-name="P1">. Er sagte dazu</text:p>
          </text:deletion>
        </text:changed-region>
        <text:changed-region xml:id="ct73132928" text:id="ct73132928">
          <text:insertion>
            <office:change-info>
              <dc:creator>Unbekannter Autor</dc:creator>
              <dc:date>2014-01-17T09:38:00</dc:date>
            </office:change-info>
          </text:insertion>
        </text:changed-region>
        <text:changed-region xml:id="ct73951488" text:id="ct73951488">
          <text:deletion>
            <office:change-info>
              <dc:creator>Unbekannter Autor</dc:creator>
              <dc:date>2014-01-17T09:38:00</dc:date>
            </office:change-info>
            <text:p text:style-name="P1">Gemeinschaft </text:p>
          </text:deletion>
        </text:changed-region>
        <text:changed-region xml:id="ct74361280" text:id="ct74361280">
          <text:deletion>
            <office:change-info>
              <dc:creator>Unbekannter Autor</dc:creator>
              <dc:date>2014-01-17T09:38:00</dc:date>
            </office:change-info>
            <text:p text:style-name="P1"><text:s/>können</text:p>
          </text:deletion>
        </text:changed-region>
        <text:changed-region xml:id="ct73892656" text:id="ct73892656">
          <text:insertion>
            <office:change-info>
              <dc:creator>Unbekannter Autor</dc:creator>
              <dc:date>2014-01-17T09:43:00</dc:date>
            </office:change-info>
          </text:insertion>
        </text:changed-region>
        <text:changed-region xml:id="ct73715072" text:id="ct73715072">
          <text:deletion>
            <office:change-info>
              <dc:creator>Unbekannter Autor</dc:creator>
              <dc:date>2014-01-17T09:43:00</dc:date>
            </office:change-info>
            <text:p text:style-name="P1">en wird</text:p>
          </text:deletion>
        </text:changed-region>
        <text:changed-region xml:id="ct55703200" text:id="ct55703200">
          <text:insertion>
            <office:change-info>
              <dc:creator>Unbekannter Autor</dc:creator>
              <dc:date>2014-01-17T09:27:00</dc:date>
            </office:change-info>
          </text:insertion>
        </text:changed-region>
        <text:changed-region xml:id="ct74060608" text:id="ct74060608">
          <text:deletion>
            <office:change-info>
              <dc:creator>Unbekannter Autor</dc:creator>
              <dc:date>2014-01-17T09:27:00</dc:date>
            </office:change-info>
            <text:p text:style-name="P1">i</text:p>
          </text:deletion>
        </text:changed-region>
        <text:changed-region xml:id="ct74214848" text:id="ct74214848">
          <text:insertion>
            <office:change-info>
              <dc:creator>Unbekannter Autor</dc:creator>
              <dc:date>2014-01-17T09:27:00</dc:date>
            </office:change-info>
          </text:insertion>
        </text:changed-region>
        <text:changed-region xml:id="ct73949968" text:id="ct73949968">
          <text:deletion>
            <office:change-info>
              <dc:creator>Unbekannter Autor</dc:creator>
              <dc:date>2014-01-17T09:27:00</dc:date>
            </office:change-info>
            <text:p text:style-name="P1">n</text:p>
          </text:deletion>
        </text:changed-region>
        <text:changed-region xml:id="ct69923216" text:id="ct69923216">
          <text:deletion>
            <office:change-info>
              <dc:creator>Unbekannter Autor</dc:creator>
              <dc:date>2014-01-17T09:27:00</dc:date>
            </office:change-info>
            <text:p text:style-name="P1"><text:span text:style-name="T1"/></text:p>
            <text:p text:style-name="P1"/>
            <text:p text:style-name="P1"/>
            <text:p text:style-name="P1"><text:span text:style-name="T1"/></text:p>
          </text:deletion>
        </text:changed-region>
        <text:changed-region xml:id="ct72590368" text:id="ct72590368">
          <text:insertion>
            <office:change-info>
              <dc:creator>Unbekannter Autor</dc:creator>
              <dc:date>2014-01-17T09:28:00</dc:date>
            </office:change-info>
          </text:insertion>
        </text:changed-region>
        <text:changed-region xml:id="ct69467856" text:id="ct69467856">
          <text:deletion>
            <office:change-info>
              <dc:creator>Unbekannter Autor</dc:creator>
              <dc:date>2014-01-17T09:28:00</dc:date>
            </office:change-info>
            <text:p text:style-name="P1">, a</text:p>
          </text:deletion>
        </text:changed-region>
        <text:changed-region xml:id="ct74173136" text:id="ct74173136">
          <text:deletion>
            <office:change-info>
              <dc:creator>Unbekannter Autor</dc:creator>
              <dc:date>2014-01-17T09:28:00</dc:date>
            </office:change-info>
            <text:p text:style-name="P1">eingetragen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3">Gemeinsame Pressemitteilung 01/2014<text:line-break/></text:span><text:span text:style-name="T3">11</text:span><text:span text:style-name="T3">. Januar 2014</text:span></text:h>
      <text:h text:style-name="P8" text:outline-level="1">sidux e.V. und PrOOo-Box-Projekt vereinbaren Kooperation<text:change-start text:change-id="ct73843360"/></text:h>
      <text:p text:style-name="P1"><text:span text:style-name="T6">Der sidux e.V. stellt dem PrOOo-Box-Projekt künftig eine technische Infrastruktur zur Verfügung und unterstützt das Projekt bei der Vereinnahmung und Verwaltung der Spendengelder. Die Partner wer­den <text:s text:c="2"/>darüber hinaus bei Messeauftritten sowie der Öffentlichkeitsarbeit kooperieren.</text:span></text:p>
      <text:p text:style-name="P1"><text:change-end text:change-id="ct73843360"/><text:change-start text:change-id="ct73726000"/><text:span text:style-name="T6">Karlheinz Heidemeyer, Vorsitzender des sidux e.V. erklärte anlässlich der Kooperations­vereinbarung: Wir freuen uns, mit unseren Partnern die Verbreitung eines weltweit be­kannten und eingesetzten Open Source Projekts zu fördern. Apache OpenOffice ist die führende Office Suite im Open Source Bereich und das PrOOo-Box-Projekt wird sei­nen Teil zur weiteren Verbreitung dieser ausgereiften und stabilen Software leisten.</text:span></text:p>
      <text:p text:style-name="P1">Der Vorstand des sidux e.V.<text:change-end text:change-id="ct73726000"/><text:change-start text:change-id="ct73742944"/> hatte sich <text:change-end text:change-id="ct73742944"/><text:change-start text:change-id="ct74508400"/>im Ende 2013 <text:change-end text:change-id="ct74508400"/><text:change text:change-id="ct73929648"/><text:s/><text:change text:change-id="ct73721696"/><text:change text:change-id="ct74119536"/><text:s/>mit den Verantwortli­chen des PrOOo-Box-Projektes<text:change-start text:change-id="ct73710560"/> in ??? (Wo fand das Treffen statt, bitte ergänzen)<text:change-end text:change-id="ct73710560"/><text:change-start text:change-id="ct73875904"/> getroffen<text:change-end text:change-id="ct73875904"/>. Ziel war es, <text:change text:change-id="ct73719920"/>die Möglichkeiten einer künftigen Kooperation zur besseren Verbreitung des PrOOo-Box-Projektes zu erörtern. Im Mittelpunkt der Überlegungen stand der Wunsch der Partner, durch die Bündelung ihrer Aktivitäten und Ressourcen die Verbreitung Freier<text:change-start text:change-id="ct74019904"/>-<text:change-end text:change-id="ct74019904"/> und OpenSource<text:change-start text:change-id="ct73720240"/>-<text:change-end text:change-id="ct73720240"/><text:change text:change-id="ct73730368"/>Software <text:change text:change-id="ct73632000"/><text:change text:change-id="ct72591520"/><text:change-start text:change-id="ct73552240"/>effizienter <text:change-end text:change-id="ct73552240"/>voranzutreiben <text:change-start text:change-id="ct55323904"/>sowie <text:change-end text:change-id="ct55323904"/><text:change text:change-id="ct74354144"/><text:s/>Aktivitäten abzustimmen, die eine weitere Verbreitung der Software Apache OpenOffice<text:span text:style-name="T5">™</text:span> ermöglichen.</text:p>
      <text:p text:style-name="P1"><text:change text:change-id="ct73553248"/>. <text:change text:change-id="ct73975376"/></text:p>
      <text:p text:style-name="P1"><text:change text:change-id="ct73746576"/></text:p>
      <text:p text:style-name="P1">Detlef Nannen, Sprecher des PrOOo-Box-Projektes begrüßt die Kooperation mit dem si­dux e.V.<text:change-start text:change-id="ct74102448"/>:<text:change-end text:change-id="ct74102448"/><text:change text:change-id="ct74696944"/>: Der Verein bietet dem PrOOo-Box-Projekt eine hervorragende Basis für die Verbreitung des Softwarepakets rund um die Apache OpenOffice Suite. Das Projekt wird von Freiwilligen betrieben und ist auf die Unterstützung durch die Open Sour­ce <text:change-start text:change-id="ct73132928"/>Community <text:change-end text:change-id="ct73132928"/><text:change text:change-id="ct73951488"/>angewiesen. Wir appellieren daher an die Spendenbereitschaft der Open Source Gemeinschaft zur Finanzierung unserer Arbeit. Spenden können direkt an den <text:s/>si­dux e.V. gerichtet werden<text:change text:change-id="ct74361280"/>, der auch Spendenbescheinigungen ausstell<text:change-start text:change-id="ct73892656"/>t.<text:change-end text:change-id="ct73892656"/><text:change text:change-id="ct73715072"/>.</text:p>
      <text:p text:style-name="P1">Jörg Schmidt, Committer im OpenOffice-Projekt und langjähiger Unterstützer der PrOOo-Box ergänzt: <text:change-start text:change-id="ct55703200"/>I<text:change-end text:change-id="ct55703200"/><text:change text:change-id="ct74060608"/>ch freue mich besonders, in Zeiten wo die PrOOo-Box nicht nur zum <text:soft-page-break/>Verbreiten der Software OpenOffice beiträgt, sondern auch maßgeblichen Anteil am Erstarken der lokalen OpenOffice-Community hat, einen Partner wie den Sidux e.V. an unserer Seite zu wissen, der nicht nur hilft unsere technische und finanzielle Basis zu stärken, sondern dessen spezifische Erfahrungen sich sehr gut mit unsere<text:change-start text:change-id="ct74214848"/>m<text:change-end text:change-id="ct74214848"/><text:change text:change-id="ct73949968"/> Know-how ergänzen.<text:change text:change-id="ct69923216"/><text:span text:style-name="T1">Die PrOOo-Box</text:span> ist ein im Jahre 2004 gegründetes ehrenamtliches Projekt zur Verbreitung <text:s/>von OpenOffice im deutschsprachigen Raum. Wichtigstes Ziel des PrOOo-Box-Projektes ist die Herausgabe einer DVD mit OpenOffice (ursprünglich OpenOffice.org, inzwischen Apache OpenOffice<text:span text:style-name="T5">™</text:span>) und entsprechenden Zusatzmaterialien<text:change-start text:change-id="ct72590368"/>. Aktuell<text:change-end text:change-id="ct72590368"/><text:change text:change-id="ct69467856"/>ktuell unterstützt das PrOOo-Box-Projekt auch den Aufbau der lokalen Community für Apache OpenOffice im deutschsprachigen Raum.</text:p>
      <text:p text:style-name="P1">Der <text:change text:change-id="ct74173136"/>gemeinnützige Verein sidux e.V. wurde im Jahr 2007 in Berlin gegrün­det. Im Vordergrund der Arbeit stand anfangs die Entwicklung und Verbreitung des gleich­namigen Software-Derivats der GNU/Linux Distribution Debian.<text:tab/><text:line-break/>Heute engagiert sich der Verein schwerpunktmäßig auf dem Gebiet der Förderung und Verbreitung Freier Software auf nationaler und internationaler Ebene. Dazu sucht er mit al­len Einrichtungen und Organisationen, die gleiche und ähnliche Zwecke verfolgen, die Ko­operation. Ziel der Arbeit des Vereins ist es, das Verständnis und die Unterstützung für Freie Software in der Öffentlichkeit, Politik und Gesetzgebung maßgeblich zu verbessern.</text:p>
      <text:p text:style-name="P4"/>
      <text:p text:style-name="P4"/>
      <text:p text:style-name="P4">Spendenkonto</text:p>
      <text:p text:style-name="P5">Bankverbindung (noch einsetzen)</text:p>
      <text:p text:style-name="P5">PayPal (Kontoverbindung noch einsetzen)</text:p>
      <text:p text:style-name="P3"/>
      <text:p text:style-name="P3"><text:line-break/>Ansprechpartner</text:p>
      <text:p text:style-name="Standard"><text:span text:style-name="T4">s</text:span><text:span text:style-name="T4">idux e.V.</text:span><text:line-break/>Karlheinz Heidemeyer<text:line-break/>Kutscherweg 31a<text:line-break/>28865 Lilienthal<text:line-break/>E-Mail<text:tab/>: <text:tab/><text:a xlink:type="simple" xlink:href="mailto:omong_kosong@sidux-ev.org">omong_kosong@sidux-ev.org</text:a><text:line-break/>Fon<text:tab/>:<text:tab/>0160 / 7071963<text:line-break/>URL<text:tab/>:<text:tab/><text:span text:style-name="T1">http://www.sidux-ev.org</text:span><text:line-break/></text:p>
      <text:p text:style-name="Standard"><text:span text:style-name="T4">PrOOo-Box-</text:span><text:span text:style-name="T4">Projekt</text:span><text:span text:style-name="T4"><text:line-break/></text:span>Detlef Nannen<text:line-break/>Sternstrasse11<text:line-break/>73312 Geislingen<text:line-break/>E-Mail<text:tab/>:<text:tab/><text:a xlink:type="simple" xlink:href="mailto:kontakt@prooo-box.org">kontakt@prooo-box.org</text:a><text:line-break/>Fon<text:tab/>:<text:tab/>0174 / 35617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2" svg:font-family="Arial" style:font-adornments="Standard"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3cm" fo:margin-bottom="0cm"/>
      <style:text-properties style:font-name="DejaVu Sans Mono" fo:font-size="10pt" style:font-name-asian="Droid Sans Fallback" style:font-size-asian="10pt" style:font-name-complex="FreeSans" style:font-size-complex="10pt"/>
    </style:style>
    <style:style style:name="Quotations" style:family="paragraph" style:parent-style-name="Standard" style:class="html">
      <style:paragraph-properties fo:margin="100%" fo:margin-left="1cm" fo:margin-right="1cm" fo:margin-top="0.3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11:15:25.32</meta:creation-date>
    <meta:generator>LibreOffice/3.5$Linux_X86_64 LibreOffice_project/350m1$Build-2</meta:generator>
    <dc:date>2014-01-17T09:44:25</dc:date>
    <meta:editing-duration>PT1H32M22S</meta:editing-duration>
    <meta:editing-cycles>20</meta:editing-cycles>
    <meta:document-statistic meta:table-count="0" meta:image-count="0" meta:object-count="0" meta:page-count="2" meta:paragraph-count="34" meta:word-count="641" meta:character-count="4967" meta:non-whitespace-character-count="4339"/>
  </office:meta>
</office:document-meta>
</file>